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76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48.1pt"/>
    </style:style>
    <style:style style:name="co5" style:family="table-column">
      <style:table-column-properties fo:break-before="auto" style:column-width="58.14pt"/>
    </style:style>
    <style:style style:name="co6" style:family="table-column">
      <style:table-column-properties fo:break-before="auto" style:column-width="85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merge rates" table:style-name="ta1">
        <table:shapes>
          <draw:frame draw:z-index="0" draw:style-name="gr1" draw:text-style-name="P1" svg:width="430.61pt" svg:height="218.81pt" svg:x="0pt" svg:y="338.03pt">
            <loext:p/>
            <draw:object draw:notify-on-update-of-ranges="'emerge rates'.A4:'emerge rates'.A24 'emerge rates'.A4:'emerge rates'.A24 'emerge rates'.E3:'emerge rates'.E3 'emerge rates'.E4:'emerge rates'.E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1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installed packages</text:p>
          </table:table-cell>
          <table:table-cell office:value-type="string" calcext:value-type="string">
            <text:p>remark</text:p>
          </table:table-cell>
          <table:table-cell table:style-name="ce1" office:value-type="string" calcext:value-type="string">
            <text:p>effective</text:p>
          </table:table-cell>
          <table:table-cell table:style-name="ce4" office:value-type="string" calcext:value-type="string">
            <text:p>daily mean</text:p>
          </table:table-cell>
          <table:table-cell table:style-name="Default"/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setup</text:p>
          </table:table-cell>
          <table:table-cell/>
          <table:table-cell table:style-name="ce5" table:formula="of:=[.D4]/[.$A4]" office:value-type="float" office:value="0" calcext:value-type="float">
            <text:p>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“</text:p>
          </table:table-cell>
          <table:table-cell/>
          <table:table-cell table:style-name="ce5" table:formula="of:=[.D5]/[.$A5]" office:value-type="float" office:value="0" calcext:value-type="float">
            <text:p>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[.D5]+[.$B6]" office:value-type="float" office:value="700" calcext:value-type="float">
            <text:p>700</text:p>
          </table:table-cell>
          <table:table-cell table:style-name="ce5" table:formula="of:=[.D6]/[.$A6]" office:value-type="float" office:value="233.333333333333" calcext:value-type="float">
            <text:p>233.33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[.D6]+[.$B7]" office:value-type="float" office:value="1400" calcext:value-type="float">
            <text:p>1400</text:p>
          </table:table-cell>
          <table:table-cell table:style-name="ce5" table:formula="of:=[.D7]/[.$A7]" office:value-type="float" office:value="350" calcext:value-type="float">
            <text:p>35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D7]+[.$B8]" office:value-type="float" office:value="2000" calcext:value-type="float">
            <text:p>2000</text:p>
          </table:table-cell>
          <table:table-cell table:style-name="ce5" table:formula="of:=[.D8]/[.$A8]" office:value-type="float" office:value="400" calcext:value-type="float">
            <text:p>40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D8]+[.$B9]" office:value-type="float" office:value="2600" calcext:value-type="float">
            <text:p>2600</text:p>
          </table:table-cell>
          <table:table-cell table:style-name="ce5" table:formula="of:=[.D9]/[.$A9]" office:value-type="float" office:value="433.333333333333" calcext:value-type="float">
            <text:p>433.33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D9]+[.$B10]" office:value-type="float" office:value="3100" calcext:value-type="float">
            <text:p>3100</text:p>
          </table:table-cell>
          <table:table-cell table:style-name="ce5" table:formula="of:=[.D10]/[.$A10]" office:value-type="float" office:value="442.857142857143" calcext:value-type="float">
            <text:p>442.86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D10]+[.$B11]" office:value-type="float" office:value="3600" calcext:value-type="float">
            <text:p>3600</text:p>
          </table:table-cell>
          <table:table-cell table:style-name="ce5" table:formula="of:=[.D11]/[.$A11]" office:value-type="float" office:value="450" calcext:value-type="float">
            <text:p>45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D11]+[.$B12]" office:value-type="float" office:value="4100" calcext:value-type="float">
            <text:p>4100</text:p>
          </table:table-cell>
          <table:table-cell table:style-name="ce5" table:formula="of:=[.D12]/[.$A12]" office:value-type="float" office:value="455.555555555556" calcext:value-type="float">
            <text:p>455.56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" table:formula="of:=[.A12]+1" office:value-type="float" office:value="10" calcext:value-type="float">
            <text:p>10</text:p>
          </table:table-cell>
          <table:table-cell table:style-name="ce2" office:value-type="float" office:value="500" calcext:value-type="float">
            <text:p>500</text:p>
          </table:table-cell>
          <table:table-cell table:style-name="ce3"/>
          <table:table-cell table:style-name="ce2" table:formula="of:=[.D12]+[.$B13]" office:value-type="float" office:value="4600" calcext:value-type="float">
            <text:p>4600</text:p>
          </table:table-cell>
          <table:table-cell table:style-name="ce6" table:formula="of:=[.D13]/[.$A13]" office:value-type="float" office:value="460" calcext:value-type="float">
            <text:p>46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D13]+[.$B14]" office:value-type="float" office:value="5000" calcext:value-type="float">
            <text:p>5000</text:p>
          </table:table-cell>
          <table:table-cell table:style-name="ce5" table:formula="of:=[.D14]/[.$A14]" office:value-type="float" office:value="454.545454545455" calcext:value-type="float">
            <text:p>454.55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D14]+[.$B15]" office:value-type="float" office:value="5400" calcext:value-type="float">
            <text:p>5400</text:p>
          </table:table-cell>
          <table:table-cell table:style-name="ce5" table:formula="of:=[.D15]/[.$A15]" office:value-type="float" office:value="450" calcext:value-type="float">
            <text:p>45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D15]+[.$B16]" office:value-type="float" office:value="5800" calcext:value-type="float">
            <text:p>5800</text:p>
          </table:table-cell>
          <table:table-cell table:style-name="ce5" table:formula="of:=[.D16]/[.$A16]" office:value-type="float" office:value="446.153846153846" calcext:value-type="float">
            <text:p>446.15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16]+[.$B17]" office:value-type="float" office:value="6100" calcext:value-type="float">
            <text:p>6100</text:p>
          </table:table-cell>
          <table:table-cell table:style-name="ce5" table:formula="of:=[.D17]/[.$A17]" office:value-type="float" office:value="435.714285714286" calcext:value-type="float">
            <text:p>435.71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17]+[.$B18]" office:value-type="float" office:value="6400" calcext:value-type="float">
            <text:p>6400</text:p>
          </table:table-cell>
          <table:table-cell table:style-name="ce5" table:formula="of:=[.D18]/[.$A18]" office:value-type="float" office:value="426.666666666667" calcext:value-type="float">
            <text:p>426.67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18]+[.$B19]" office:value-type="float" office:value="6700" calcext:value-type="float">
            <text:p>6700</text:p>
          </table:table-cell>
          <table:table-cell table:style-name="ce5" table:formula="of:=[.D19]/[.$A19]" office:value-type="float" office:value="418.75" calcext:value-type="float">
            <text:p>418.75</text:p>
          </table:table-cell>
          <table:table-cell table:number-columns-repeated="1019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19]+[.$B20]" office:value-type="float" office:value="7000" calcext:value-type="float">
            <text:p>7000</text:p>
          </table:table-cell>
          <table:table-cell table:style-name="ce5" table:formula="of:=[.D20]/[.$A20]" office:value-type="float" office:value="411.764705882353" calcext:value-type="float">
            <text:p>411.76</text:p>
          </table:table-cell>
          <table:table-cell table:number-columns-repeated="1019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20]+[.$B21]" office:value-type="float" office:value="7300" calcext:value-type="float">
            <text:p>7300</text:p>
          </table:table-cell>
          <table:table-cell table:style-name="ce5" table:formula="of:=[.D21]/[.$A21]" office:value-type="float" office:value="405.555555555556" calcext:value-type="float">
            <text:p>405.56</text:p>
          </table:table-cell>
          <table:table-cell table:number-columns-repeated="1019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21]+[.$B22]" office:value-type="float" office:value="7600" calcext:value-type="float">
            <text:p>7600</text:p>
          </table:table-cell>
          <table:table-cell table:style-name="ce5" table:formula="of:=[.D22]/[.$A22]" office:value-type="float" office:value="400" calcext:value-type="float">
            <text:p>400.00</text:p>
          </table:table-cell>
          <table:table-cell table:number-columns-repeated="1019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22]+[.$B23]" office:value-type="float" office:value="7900" calcext:value-type="float">
            <text:p>7900</text:p>
          </table:table-cell>
          <table:table-cell table:style-name="ce5" table:formula="of:=[.D23]/[.$A23]" office:value-type="float" office:value="395" calcext:value-type="float">
            <text:p>395.00</text:p>
          </table:table-cell>
          <table:table-cell table:number-columns-repeated="1019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23]+[.$B24]" office:value-type="float" office:value="8200" calcext:value-type="float">
            <text:p>8200</text:p>
          </table:table-cell>
          <table:table-cell table:style-name="ce5" table:formula="of:=[.D24]/[.$A24]" office:value-type="float" office:value="390.47619047619" calcext:value-type="float">
            <text:p>390.48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5">00/00/0000</text:date>, <text:time style:data-style-name="N2" text:time-value="11:00:02.6583461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11-03T11:07:54.919625760</meta:creation-date>
    <dc:date>2017-12-15T11:02:11.108748963</dc:date>
    <meta:editing-duration>PT1H16M32S</meta:editing-duration>
    <meta:editing-cycles>83</meta:editing-cycles>
    <meta:generator>LibreOffice/5.4.2.2.0$Linux_X86_64 LibreOffice_project/40m0$Build-2</meta:generator>
    <dc:creator>Toralf Förster</dc:creator>
    <meta:document-statistic meta:table-count="1" meta:cell-count="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2cm" svg:height="7.72cm" xlink:href=".." xlink:type="simple" chart:class="chart:scatter" chart:column-mapping="0" chart:style-name="ch1">
        <chart:plot-area chart:style-name="ch2" table:cell-range-address="'emerge rates'.A4:'emerge rates'.A24 'emerge rates'.E3:'emerge rates'.E24" chart:data-source-has-labels="both" svg:x="0.303cm" svg:y="0.154cm" svg:width="14.586cm" svg:height="7.412cm">
          <chartooo:coordinate-region svg:x="1.586cm" svg:y="0.354cm" svg:width="13.303cm" svg:height="6.565cm"/>
          <chart:axis chart:dimension="x" chart:name="primary-x" chart:style-name="ch3" chartooo:axis-type="auto">
            <chart:categories table:cell-range-address="'emerge rates'.A4:'emerge rates'.A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merge rates'.E4:'emerge rates'.E24" chart:label-cell-address="'emerge rates'.E3:'emerge rates'.E3" chart:class="chart:scatter">
            <chart:domain table:cell-range-address="'emerge rates'.A4:'emerge rates'.A2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aily mean</text:p>
                <draw:g>
                  <svg:desc>'emerge rates'.E3:'emerge rates'.E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merge rates'.A4:'emerge rates'.A24</svg:desc>
                </draw:g>
              </table:table-cell>
              <table:table-cell office:value-type="float" office:value="1">
                <text:p>1</text:p>
                <draw:g>
                  <svg:desc>'emerge rates'.A4:'emerge rates'.A24</svg:desc>
                </draw:g>
              </table:table-cell>
              <table:table-cell office:value-type="float" office:value="0">
                <text:p>0</text:p>
                <draw:g>
                  <svg:desc>'emerge rates'.E4:'emerge rates'.E2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33.333333333333">
                <text:p>233.333333333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33.333333333333">
                <text:p>433.33333333333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42.857142857143">
                <text:p>442.85714285714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55.555555555556">
                <text:p>455.55555555555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54.545454545455">
                <text:p>454.54545454545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46.153846153846">
                <text:p>446.15384615384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35.714285714286">
                <text:p>435.7142857142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26.666666666667">
                <text:p>426.6666666666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18.75">
                <text:p>418.7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11.764705882353">
                <text:p>411.76470588235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05.555555555556">
                <text:p>405.55555555555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90.47619047619">
                <text:p>390.476190476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